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279cm" fo:min-width="3.522cm"/>
    </style:style>
    <style:style style:name="gr2" style:family="graphic" style:parent-style-name="objectwithoutfill">
      <style:graphic-properties svg:stroke-color="#000000" draw:marker-end="Arrow" draw:marker-end-width="0.3cm" draw:fill="solid" draw:fill-color="#eeeeee" draw:textarea-vertical-align="middle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277cm" fo:min-width="4.501cm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65cm" fo:min-width="4.5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152cm" fo:min-width="3.80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5" draw:id="id5" draw:layer="layout" svg:width="5cm" svg:height="1.9cm" svg:x="1cm" svg:y="13.035cm">
          <text:p text:style-name="P1">Competenci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" draw:id="id2" draw:layer="layout" svg:width="5cm" svg:height="1.9cm" svg:x="15cm" svg:y="1cm">
          <text:p text:style-name="P1">Tutor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4" draw:id="id4" draw:layer="layout" svg:width="5cm" svg:height="1.9cm" svg:x="15.1cm" svg:y="7.8cm">
          <text:p text:style-name="P1">Asociació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3" draw:id="id3" draw:layer="layout" svg:width="5cm" svg:height="1.9cm" svg:x="15cm" svg:y="4.2cm">
          <text:p text:style-name="P1">Entrenador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cm" svg:height="1.9cm" svg:x="7.5cm" svg:y="6.2cm">
          <text:p text:style-name="P1">Ficha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2" draw:layer="layout" draw:type="line" svg:x1="10cm" svg:y1="6.2cm" svg:x2="15cm" svg:y2="1.95cm" draw:start-shape="id1" draw:start-glue-point="0" draw:end-shape="id2" draw:end-glue-point="3" svg:d="M10000 6200l5000-4250" svg:viewBox="0 0 5001 4251">
          <text:p/>
        </draw:connector>
        <draw:connector draw:style-name="gr2" draw:text-style-name="P2" draw:layer="layout" draw:type="line" svg:x1="12.5cm" svg:y1="7.15cm" svg:x2="15cm" svg:y2="5.15cm" draw:start-shape="id1" draw:start-glue-point="1" draw:end-shape="id3" draw:end-glue-point="3" svg:d="M12500 7150l2500-2000" svg:viewBox="0 0 2501 2001">
          <text:p/>
        </draw:connector>
        <draw:connector draw:style-name="gr2" draw:text-style-name="P2" draw:layer="layout" draw:type="line" svg:x1="12.5cm" svg:y1="7.15cm" svg:x2="15.1cm" svg:y2="8.75cm" draw:start-shape="id1" draw:start-glue-point="1" draw:end-shape="id4" draw:end-glue-point="3" svg:d="M12500 7150l2600 1600" svg:viewBox="0 0 2601 1601">
          <text:p/>
        </draw:connector>
        <draw:custom-shape draw:style-name="gr3" draw:text-style-name="P2" xml:id="id10" draw:id="id10" draw:layer="layout" svg:width="5cm" svg:height="1.9cm" svg:x="10cm" svg:y="11cm">
          <text:p text:style-name="P1"><text:span text:style-name="T1">Listado</text:span></text:p>
          <text:p text:style-name="P1"><text:span text:style-name="T1">Ficha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6" draw:id="id6" draw:layer="layout" svg:width="5cm" svg:height="1.9cm" svg:x="1.001cm" svg:y="18.435cm">
          <text:p text:style-name="P1"><text:span text:style-name="T1">Listado</text:span></text:p>
          <text:p text:style-name="P1"><text:span text:style-name="T1">Inscripto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8" draw:id="id8" draw:layer="layout" svg:width="5cm" svg:height="1.9cm" svg:x="8cm" svg:y="19.435cm">
          <text:p text:style-name="P1"><text:span text:style-name="T1">Listado</text:span></text:p>
          <text:p text:style-name="P1"><text:span text:style-name="T1">Resultado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7" draw:id="id7" draw:layer="layout" svg:width="5cm" svg:height="1.9cm" svg:x="8cm" svg:y="15.335cm">
          <text:p text:style-name="P1">Cargar/Procesar</text:p>
          <text:p text:style-name="P1">Posicion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3.5cm" svg:y1="14.935cm" svg:x2="3.501cm" svg:y2="18.435cm" draw:start-shape="id5" draw:start-glue-point="2" draw:end-shape="id6" draw:end-glue-point="4" svg:d="M3500 14935l1 3500" svg:viewBox="0 0 2 3501">
          <text:p/>
        </draw:connector>
        <draw:connector draw:style-name="gr2" draw:text-style-name="P2" draw:layer="layout" draw:type="line" svg:x1="6cm" svg:y1="13.985cm" svg:x2="8cm" svg:y2="16.285cm" draw:start-shape="id5" draw:start-glue-point="1" draw:end-shape="id7" draw:end-glue-point="5" svg:d="M6000 13985l2000 2300" svg:viewBox="0 0 2001 2301">
          <text:p/>
        </draw:connector>
        <draw:connector draw:style-name="gr2" draw:text-style-name="P2" draw:layer="layout" draw:type="line" svg:x1="10.5cm" svg:y1="17.235cm" svg:x2="10.5cm" svg:y2="19.435cm" draw:start-shape="id7" draw:start-glue-point="6" draw:end-shape="id8" draw:end-glue-point="4" svg:d="M10500 17235v2200" svg:viewBox="0 0 1 2201">
          <text:p/>
        </draw:connector>
        <draw:custom-shape draw:style-name="gr5" draw:text-style-name="P2" xml:id="id9" draw:id="id9" draw:layer="layout" svg:width="5cm" svg:height="3.6cm" svg:x="15cm" svg:y="18.487cm">
          <text:p text:style-name="P1">Exportar</text:p>
          <text:p text:style-name="P1">Archivo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2" draw:layer="layout" draw:type="line" svg:x1="13cm" svg:y1="16.285cm" svg:x2="17.5cm" svg:y2="18.487cm" draw:start-shape="id7" draw:start-glue-point="7" draw:end-shape="id9" draw:end-glue-point="4" svg:d="M13000 16285l4500 2202" svg:viewBox="0 0 4501 2203">
          <text:p/>
        </draw:connector>
        <draw:connector draw:style-name="gr2" draw:text-style-name="P2" draw:layer="layout" draw:type="line" svg:x1="10cm" svg:y1="8.1cm" svg:x2="12.5cm" svg:y2="11cm" draw:start-shape="id1" draw:start-glue-point="2" draw:end-shape="id10" draw:end-glue-point="4" svg:d="M10000 8100l2500 2900" svg:viewBox="0 0 2501 2901">
          <text:p/>
        </draw:connector>
        <draw:custom-shape draw:style-name="gr1" draw:text-style-name="P2" xml:id="id11" draw:id="id11" draw:layer="layout" svg:width="5cm" svg:height="1.9cm" svg:x="1.001cm" svg:y="9.001cm">
          <text:p text:style-name="P1">inscripto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2" draw:layer="layout" draw:type="line" svg:x1="3.501cm" svg:y1="10.901cm" svg:x2="3.5cm" svg:y2="13.035cm" draw:start-shape="id11" draw:start-glue-point="2" draw:end-shape="id5" draw:end-glue-point="0" svg:d="M3501 10901l-1 2134" svg:viewBox="0 0 2 2135">
          <text:p/>
        </draw:connector>
        <draw:connector draw:style-name="gr2" draw:text-style-name="P2" draw:layer="layout" draw:type="line" svg:x1="3.501cm" svg:y1="9.001cm" svg:x2="7.5cm" svg:y2="7.15cm" draw:start-shape="id11" draw:start-glue-point="0" draw:end-shape="id1" draw:end-glue-point="3" svg:d="M3501 9001l3999-1851" svg:viewBox="0 0 4000 1852">
          <text:p/>
        </draw:connector>
        <draw:custom-shape draw:style-name="gr1" draw:text-style-name="P2" xml:id="id12" draw:id="id12" draw:layer="layout" svg:width="5cm" svg:height="1.9cm" svg:x="5.901cm" svg:y="1.101cm">
          <text:p text:style-name="P1">Categoria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3" draw:layer="layout" draw:type="line" svg:x1="10cm" svg:y1="6.2cm" svg:x2="8.401cm" svg:y2="3.001cm" draw:start-shape="id1" draw:start-glue-point="0" draw:end-shape="id12" draw:end-glue-point="2" svg:d="M10000 6200l-1599-3199" svg:viewBox="0 0 1600 3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22:55:04.540678123</meta:creation-date>
    <dc:date>2017-01-27T17:54:59.576003479</dc:date>
    <meta:editing-duration>PT2M49S</meta:editing-duration>
    <meta:editing-cycles>2</meta:editing-cycles>
    <meta:generator>LibreOfficeDev/5.3.0.0.beta2$Linux_X86_64 LibreOffice_project/a7e30712ad6d8bc9286007b37aa581983e0caba3</meta:generator>
    <meta:document-statistic meta:object-count="23"/>
  </office:meta>
</office:document-meta>
</file>